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727" officeooo:paragraph-rsid="00196727"/>
    </style:style>
    <style:style style:name="P2" style:family="paragraph" style:parent-style-name="Standard">
      <style:text-properties officeooo:rsid="00196727" officeooo:paragraph-rsid="0027b184"/>
    </style:style>
    <style:style style:name="P3" style:family="paragraph" style:parent-style-name="Standard">
      <style:paragraph-properties fo:text-align="center" style:justify-single-word="false"/>
      <style:text-properties officeooo:rsid="001b5143" officeooo:paragraph-rsid="001b5143"/>
    </style:style>
    <style:style style:name="P4" style:family="paragraph" style:parent-style-name="Standard">
      <style:text-properties officeooo:rsid="001d4276" officeooo:paragraph-rsid="001d4276"/>
    </style:style>
    <style:style style:name="P5" style:family="paragraph" style:parent-style-name="Standard">
      <style:text-properties officeooo:rsid="0020faf3" officeooo:paragraph-rsid="0020faf3"/>
    </style:style>
    <style:style style:name="P6" style:family="paragraph" style:parent-style-name="Standard">
      <style:text-properties officeooo:rsid="00253629" officeooo:paragraph-rsid="00253629"/>
    </style:style>
    <style:style style:name="P7" style:family="paragraph" style:parent-style-name="Standard">
      <style:text-properties officeooo:rsid="001c91d2" officeooo:paragraph-rsid="0027b184"/>
    </style:style>
    <style:style style:name="P8" style:family="paragraph" style:parent-style-name="Standard">
      <style:text-properties fo:font-weight="normal" officeooo:rsid="001c91d2" officeooo:paragraph-rsid="001c91d2" style:font-weight-asian="normal" style:font-weight-complex="normal"/>
    </style:style>
    <style:style style:name="P9" style:family="paragraph" style:parent-style-name="Standard">
      <style:text-properties fo:font-weight="normal" officeooo:rsid="00196727" officeooo:paragraph-rsid="00196727" style:font-weight-asian="normal" style:font-weight-complex="normal"/>
    </style:style>
    <style:style style:name="P10" style:family="paragraph" style:parent-style-name="Standard">
      <style:text-properties fo:font-weight="normal" officeooo:rsid="00208602" officeooo:paragraph-rsid="001d4276" style:font-weight-asian="normal" style:font-weight-complex="normal"/>
    </style:style>
    <style:style style:name="P11" style:family="paragraph" style:parent-style-name="Standard">
      <style:text-properties fo:font-weight="normal" officeooo:rsid="00208602" officeooo:paragraph-rsid="00208602" style:font-weight-asian="normal" style:font-weight-complex="normal"/>
    </style:style>
    <style:style style:name="P12" style:family="paragraph" style:parent-style-name="Standard">
      <style:text-properties fo:font-weight="normal" officeooo:rsid="0020faf3" officeooo:paragraph-rsid="0020faf3" style:font-weight-asian="normal" style:font-weight-complex="normal"/>
    </style:style>
    <style:style style:name="P13" style:family="paragraph" style:parent-style-name="Standard">
      <style:text-properties fo:font-weight="normal" officeooo:rsid="00253629" officeooo:paragraph-rsid="00253629" style:font-weight-asian="normal" style:font-weight-complex="normal"/>
    </style:style>
    <style:style style:name="P14" style:family="paragraph" style:parent-style-name="Standard">
      <style:text-properties fo:font-weight="normal" officeooo:rsid="00276297" officeooo:paragraph-rsid="00276297" style:font-weight-asian="normal" style:font-weight-complex="normal"/>
    </style:style>
    <style:style style:name="P15" style:family="paragraph" style:parent-style-name="Standard" style:list-style-name="L1">
      <style:text-properties officeooo:rsid="001b5143" officeooo:paragraph-rsid="001b5143"/>
    </style:style>
    <style:style style:name="P16" style:family="paragraph" style:parent-style-name="Standard" style:list-style-name="L2">
      <style:text-properties officeooo:rsid="001b5143" officeooo:paragraph-rsid="001b5143"/>
    </style:style>
    <style:style style:name="P17" style:family="paragraph" style:parent-style-name="Standard" style:list-style-name="L1">
      <style:text-properties officeooo:rsid="001c91d2" officeooo:paragraph-rsid="001c91d2"/>
    </style:style>
    <style:style style:name="P18" style:family="paragraph" style:parent-style-name="Standard" style:list-style-name="L2">
      <style:text-properties fo:font-weight="normal" officeooo:rsid="001c91d2" officeooo:paragraph-rsid="001c91d2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20faf3" officeooo:paragraph-rsid="0020faf3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253629" officeooo:paragraph-rsid="00253629" style:font-weight-asian="normal" style:font-weight-complex="normal"/>
    </style:style>
    <style:style style:name="P21" style:family="paragraph" style:parent-style-name="Standard">
      <style:text-properties fo:font-weight="normal" officeooo:rsid="00253629" officeooo:paragraph-rsid="00253629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253629" officeooo:paragraph-rsid="00253629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270f28" officeooo:paragraph-rsid="00270f28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270f28" officeooo:paragraph-rsid="00270f28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276297" officeooo:paragraph-rsid="00276297" style:font-weight-asian="normal" style:font-weight-complex="normal"/>
    </style:style>
    <style:style style:name="P26" style:family="paragraph" style:parent-style-name="Standard">
      <style:text-properties fo:font-weight="normal" officeooo:rsid="00208602" officeooo:paragraph-rsid="00208602" style:font-weight-asian="normal" style:font-weight-complex="normal"/>
    </style:style>
    <style:style style:name="P27" style:family="paragraph" style:parent-style-name="Standard">
      <style:text-properties fo:font-weight="normal" officeooo:rsid="0028e375" officeooo:paragraph-rsid="0028e375" style:font-weight-asian="normal" style:font-weight-complex="normal"/>
    </style:style>
    <style:style style:name="P28" style:family="paragraph" style:parent-style-name="Standard" style:list-style-name="L6">
      <style:text-properties fo:font-weight="normal" officeooo:rsid="0028e375" officeooo:paragraph-rsid="0028e375" style:font-weight-asian="normal" style:font-weight-complex="normal"/>
    </style:style>
    <style:style style:name="P29" style:family="paragraph" style:parent-style-name="Standard" style:list-style-name="L3">
      <style:text-properties officeooo:rsid="00208602" officeooo:paragraph-rsid="002086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91d2" style:font-weight-asian="normal" style:font-weight-complex="normal"/>
    </style:style>
    <style:style style:name="T4" style:family="text">
      <style:text-properties fo:font-weight="normal" officeooo:rsid="001efb0a" style:font-weight-asian="normal" style:font-weight-complex="normal"/>
    </style:style>
    <style:style style:name="T5" style:family="text">
      <style:text-properties fo:font-weight="normal" officeooo:rsid="00208602" style:font-weight-asian="normal" style:font-weight-complex="normal"/>
    </style:style>
    <style:style style:name="T6" style:family="text">
      <style:text-properties fo:font-weight="normal" officeooo:rsid="0020faf3" style:font-weight-asian="normal" style:font-weight-complex="normal"/>
    </style:style>
    <style:style style:name="T7" style:family="text">
      <style:text-properties fo:font-weight="normal" officeooo:rsid="00253629" style:font-weight-asian="normal" style:font-weight-complex="normal"/>
    </style:style>
    <style:style style:name="T8" style:family="text">
      <style:text-properties fo:font-weight="normal" officeooo:rsid="00270f28" style:font-weight-asian="normal" style:font-weight-complex="normal"/>
    </style:style>
    <style:style style:name="T9" style:family="text">
      <style:text-properties fo:font-weight="normal" officeooo:rsid="0027b184" style:font-weight-asian="normal" style:font-weight-complex="normal"/>
    </style:style>
    <style:style style:name="T10" style:family="text">
      <style:text-properties fo:font-weight="normal" officeooo:rsid="002b1705" style:font-weight-asian="normal" style:font-weight-complex="normal"/>
    </style:style>
    <style:style style:name="T11" style:family="text">
      <style:text-properties officeooo:rsid="001b5143"/>
    </style:style>
    <style:style style:name="T12" style:family="text">
      <style:text-properties officeooo:rsid="001c91d2"/>
    </style:style>
    <style:style style:name="T13" style:family="text">
      <style:text-properties officeooo:rsid="00276297"/>
    </style:style>
    <style:style style:name="T14" style:family="text">
      <style:text-properties officeooo:rsid="0027b184"/>
    </style:style>
    <style:style style:name="T15" style:family="text">
      <style:text-properties officeooo:rsid="0028e3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p_breakdown_textual</text:p>
      <text:p text:style-name="P1"/>
      <text:p text:style-name="P2"><text:span text:style-name="T14">A</text:span>dmin → <text:span text:style-name="T14">Creator</text:span> → <text:span text:style-name="T14">Organiser</text:span>→ <text:span text:style-name="T14">Worker</text:span></text:p>
      <text:p text:style-name="P1"/>
      <text:p text:style-name="P1"><text:span text:style-name="T11">Worker</text:span>:</text:p>
      <text:list xml:id="list3967932556" text:style-name="L1">
        <text:list-item>
          <text:p text:style-name="P15">Specialisation <text:span text:style-name="T12">field</text:span></text:p>
        </text:list-item>
        <text:list-item>
          <text:p text:style-name="P17">Basic account data and information</text:p>
        </text:list-item>
        <text:list-item>
          <text:p text:style-name="P17">Former <text:span text:style-name="T14">Job</text:span> information</text:p>
        </text:list-item>
        <text:list-item>
          <text:p text:style-name="P17">Comment section on the Worker’s profile wall – intended to allow the Worker’s coworkers, boss, … to comment the Worker’s performance, characteristics, their satisfaction of working with the Worker, etc...</text:p>
        </text:list-item>
      </text:list>
      <text:p text:style-name="P1"/>
      <text:p text:style-name="P7">Creators <text:span text:style-name="T1">CREATE</text:span><text:span text:style-name="T2"> festivals. To those festivals they assign Organisers. Implicitly Creators automatically also contain all the functionalities and abilities of the Organisers for the festivals they have created.</text:span></text:p>
      <text:p text:style-name="P8"/>
      <text:p text:style-name="P8">Creators can create multiple festivals. It is important to note that Organisers can’t organise/operate concurrent festivals(-- check for any overlaps)</text:p>
      <text:p text:style-name="P8"/>
      <text:p text:style-name="P9">Festival:</text:p>
      <text:list xml:id="list270884525" text:style-name="L2">
        <text:list-item>
          <text:p text:style-name="P16"><text:span text:style-name="T2">N</text:span><text:span text:style-name="T3">ame</text:span></text:p>
        </text:list-item>
        <text:list-item>
          <text:p text:style-name="P18">Description</text:p>
        </text:list-item>
        <text:list-item>
          <text:p text:style-name="P18">Location</text:p>
        </text:list-item>
        <text:list-item>
          <text:p text:style-name="P18">Planned start-end time</text:p>
        </text:list-item>
      </text:list>
      <text:p text:style-name="P8"/>
      <text:p text:style-name="P4"><text:span text:style-name="T2">Creators/</text:span><text:span text:style-name="T5">O</text:span><text:span text:style-name="T2">rganisers decide which Jobs need to be performed for the festival. </text:span><text:span text:style-name="T4">These Jobs require Workers to perform them. </text:span><text:span text:style-name="T5">The Jobs can be parallelised – the Creators/Organisers need to organise the sequence in which these Jobs are to be performed, </text:span><text:span text:style-name="T9">including concurrent performance.</text:span></text:p>
      <text:p text:style-name="P10"/>
      <text:p text:style-name="P11">Job is constituted of multiple Activities that need to be conducted by the Workers. For each Job a one-day Auction is held: Workers apply to these Auctions. At the end of the Period(1 day) the lowest bid Worker is hired to do the job(+upgrade potential: Organisers/Creators can choose Workers manually). Creators/Organisers can extend these Auctions by 1 day if they deem it necessary(+upgrade potential: they can extend it multiple times, and by partially arbitrary amount of time –<text:span text:style-name="T14">&gt; </text:span>the time amount should n<text:span text:style-name="T14">ot</text:span> exactly be fully free to define as to prevent abuse).</text:p>
      <text:p text:style-name="P11"/>
      <text:p text:style-name="P27">Auction:</text:p>
      <text:list xml:id="list1115589645" text:style-name="L6">
        <text:list-item>
          <text:p text:style-name="P28">Price</text:p>
        </text:list-item>
        <text:list-item>
          <text:p text:style-name="P28">Comment</text:p>
        </text:list-item>
        <text:list-item>
          <text:p text:style-name="P28">Number of Workers needed(Workforce Quantity)</text:p>
        </text:list-item>
        <text:list-item>
          <text:p text:style-name="P28">Estimated time to Completion(ETC)</text:p>
        </text:list-item>
      </text:list>
      <text:p text:style-name="P11"/>
      <text:p text:style-name="P11"><text:span text:style-name="T15">Selection process</text:span>:</text:p>
      <text:list xml:id="list2675529704" text:style-name="L3">
        <text:list-item>
          <text:p text:style-name="P29"><text:span text:style-name="T2">A process where Workers apply to perform a certain Job at a certain Festival. A list of Workers </text:span><text:span text:style-name="T10">will</text:span><text:span text:style-name="T2"> be constructed. Organisers/Creators must </text:span><text:span text:style-name="T1">CONFIRM</text:span><text:span text:style-name="T2"> entries that they deem worthy/satisfactory. These Workers’ entries shall then compete for the final decision where the specified amount shall be accepted to perform the Job. </text:span></text:p>
        </text:list-item>
        <text:list-item>
          <text:p text:style-name="P29"><text:span text:style-name="T2">Transparency: Creators and Organisers </text:span><text:span text:style-name="T6">can both see Entries and Auction Applications</text:span></text:p>
        </text:list-item>
        <text:list-item>
          <text:p text:style-name="P19">Upon confirmation, an Unconfirmed Entry becomes a proper Auction Application.</text:p>
        </text:list-item>
      </text:list>
      <text:p text:style-name="P12"/>
      <text:p text:style-name="P12">All registered Users can print Cards for specific Festivals. </text:p>
      <text:p text:style-name="P5"><text:soft-page-break/><text:span text:style-name="T1">One Festival and One User → One Card.</text:span><text:span text:style-name="T2"> The exception to this rule are Jobs that require multiple Workers →</text:span><text:span text:style-name="T7"> receive special Cards, featuring extra information, </text:span><text:span text:style-name="T8">as well as receive multiple Cards for the multiple Workers who shall perform the Job.</text:span></text:p>
      <text:p text:style-name="P13"><text:span text:style-name="T13">User</text:span>(<text:span text:style-name="T13">a.k.a </text:span>Everyone) Cards:</text:p>
      <text:list xml:id="list3377632781" text:style-name="L4">
        <text:list-item>
          <text:p text:style-name="P20">User picture</text:p>
        </text:list-item>
        <text:list-item>
          <text:p text:style-name="P20">Name and Surname</text:p>
        </text:list-item>
        <text:list-item>
          <text:p text:style-name="P20">Name and <text:span text:style-name="T14">L</text:span>ogo of the Festival</text:p>
        </text:list-item>
        <text:list-item>
          <text:p text:style-name="P23">QR code (MD5 Hash) :</text:p>
          <text:list>
            <text:list-item>
              <text:p text:style-name="P23">User’s Name</text:p>
            </text:list-item>
            <text:list-item>
              <text:p text:style-name="P23">Name of the Festival</text:p>
            </text:list-item>
          </text:list>
        </text:list-item>
      </text:list>
      <text:p text:style-name="P13"/>
      <text:p text:style-name="P6"><text:span text:style-name="T2">Workers’ Cards contain all of the above, </text:span><text:span text:style-name="T1">as well as</text:span><text:span text:style-name="T2">:</text:span></text:p>
      <text:list xml:id="list2325023503" text:style-name="L5">
        <text:list-item>
          <text:p text:style-name="P22">All the data already contained in Everyone’s Card</text:p>
        </text:list-item>
        <text:list-item>
          <text:p text:style-name="P22">Time and Location of Job ‘execution’</text:p>
        </text:list-item>
        <text:list-item>
          <text:p text:style-name="P24">QR Code (-||-):</text:p>
          <text:list>
            <text:list-item>
              <text:p text:style-name="P25">Same as for everyone</text:p>
            </text:list-item>
            <text:list-item>
              <text:p text:style-name="P25">Ordinal number(ID) of the Job</text:p>
            </text:list-item>
            <text:list-item>
              <text:p text:style-name="P25">-||- of the Person</text:p>
            </text:list-item>
          </text:list>
        </text:list-item>
      </text:list>
      <text:p text:style-name="P14"/>
      <text:p text:style-name="P14">The system can, and is intended, to be used concurrently by many Users. <text:span text:style-name="T14">The Application shall be implemented as a mobile Android appli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4:33:49.926360376</meta:creation-date>
    <dc:date>2019-11-06T08:30:46.301502981</dc:date>
    <meta:editing-duration>PT20H51M9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486" meta:character-count="3063" meta:non-whitespace-character-count="2642"/>
  </office:meta>
</office:document-meta>
</file>